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style:style style:name="P5" style:family="paragraph" style:parent-style-name="Text_20_body" style:list-style-name="L4">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style>
    <style:style style:name="P8" style:family="paragraph" style:parent-style-name="Text_20_body" style:list-style-name="L6">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7">
    </style:style>
    <style:style style:name="P11" style:family="paragraph" style:parent-style-name="Text_20_body" style:list-style-name="L8">
      <style:paragraph-properties fo:margin-top="0in" fo:margin-bottom="0in"/>
    </style:style>
    <style:style style:name="P12" style:family="paragraph" style:parent-style-name="Text_20_body" style:list-style-name="L9">
      <style:paragraph-properties fo:margin-top="0in" fo:margin-bottom="0in"/>
    </style:style>
  </office:automatic-styles>
  <office:body>
    <office:text>
      <text:h text:style-name="Heading_20_1" text:outline-level="1"><text:bookmark-start text:name="ryan-parman--jobsryanparmancom"/>Ryan Parman • <text:a xlink:type="simple" xlink:href="mailto:jobs@ryanparman.com" office:name=""><text:span text:style-name="Definition"><text:a xlink:type="simple" xlink:href="mailto:jobs@ryanparman.com" office:name=""><text:span text:style-name="Definition">jobs@ryanparman.com</text:span></text:a></text:span></text:a><text:bookmark-end text:name="ryan-parman--jobsryanparmancom"/></text:h>
      <text:p text:style-name="First_20_paragraph"><text:span text:style-name="T1">Cloud-native engineering leader with a focus on reliability, scalability, and security for the modern web.</text:span></text:p>
      <text:p text:style-name="Text_20_body"><text:span text:style-name="T1">Links:</text:span> <text:a xlink:type="simple" xlink:href="https://github.com/skyzyx" office:name=""><text:span text:style-name="Definition">GitHub (personal)</text:span></text:a> • <text:a xlink:type="simple" xlink:href="https://github.com/northwood-labs/" office:name=""><text:span text:style-name="Definition">GitHub (side project)</text:span></text:a> • <text:a xlink:type="simple" xlink:href="https://www.linkedin.com/in/rparman/" office:name=""><text:span text:style-name="Definition">LinkedIn</text:span></text:a> • <text:a xlink:type="simple" xlink:href="https://stackoverflow.com/users/228514/ryan-parman" office:name=""><text:span text:style-name="Definition">Stack Overflow</text:span></text:a> • <text:a xlink:type="simple" xlink:href="https://github.com/skyzyx/resume/blob/master/resumes/#readme" office:name=""><text:span text:style-name="Definition">Role-targeted résumés</text:span></text:a><text:line-break/><text:span text:style-name="T1">Format:</text:span> <text:a xlink:type="simple" xlink:href="https://github.com/skyzyx/resume/blob/master/resumes/ryanparman-software-eng-devtools.md" office:name=""><text:span text:style-name="Definition">Web</text:span></text:a> • <text:a xlink:type="simple" xlink:href="https://github.com/skyzyx/resume/raw/master/resumes/ryanparman-software-eng-devtools.pdf" office:name=""><text:span text:style-name="Definition">PDF</text:span></text:a> • <text:a xlink:type="simple" xlink:href="https://github.com/skyzyx/resume/raw/master/resumes/ryanparman-software-eng-devtools.docx" office:name=""><text:span text:style-name="Definition">Word</text:span></text:a> • <text:a xlink:type="simple" xlink:href="https://github.com/skyzyx/resume/raw/master/resumes/ryanparman-software-eng-devtools.odt" office:name=""><text:span text:style-name="Definition">OpenDocument</text:span></text:a></text:p>
      <text:h text:style-name="Heading_20_2" text:outline-level="2"><text:bookmark-start text:name="summary"/>Summary<text:bookmark-end text:name="summary"/></text:h>
      <text:p text:style-name="First_20_paragraph">Ryan Parman is a cloud-native engineering leader, who specializes in technical leadership, software development, site reliability engineering, and cybersecurity for the modern web. Excels at listening, adapting, and driving continuous improvement.</text:p>
      <text:p text:style-name="Text_20_body">Small business owner, two-time startup founder, and creator of two open-source projects with millions of users each. Ryan has a proven track record of building high-quality software, delivering impactful solutions, and elevating team performance.</text:p>
      <text:h text:style-name="Heading_20_2" text:outline-level="2"><text:bookmark-start text:name="work-experience"/>Work Experience<text:bookmark-end text:name="work-experience"/></text:h>
      <text:p text:style-name="First_20_paragraph">Older roles are truncated for brevity. If interested, details can be found <text:a xlink:type="simple" xlink:href="https://github.com/skyzyx/resume/blob/master/ryanparman-previously.md" office:name=""><text:span text:style-name="Definition">on GitHub</text:span></text:a>.</text:p>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p text:style-name="P1">McGraw Hill is a <text:span text:style-name="T2">learning science</text:span> company which produces textbooks, digital learning tools, and adaptive technology to enhance learning. It is one of the “big three” educational publishers in the U.S, and was acquired by Platinum Equity 2021.</text:p>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2">Joined a team whose mission was to provide guidance and support in the cloud journey of the entire organization.</text:p>
        </text:list-item>
        <text:list-item>
          <text:p text:style-name="P2">Proposed best practices, guardrails, and security measures to ensure a secure and efficient cloud environment.</text:p>
        </text:list-item>
        <text:list-item>
          <text:p text:style-name="P2">Identified opportunities to extend the security measures and guardrails devis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3">Led the team who supported all SRE and product engineering teams, working on core platforms and services, as every school in America transitioned to online learning during the COVID-19 lockdowns.</text:p>
        </text:list-item>
        <text:list-item>
          <text:p text:style-name="P3">Managed the Base <text:a xlink:type="simple" xlink:href="https://docs.aws.amazon.com/AWSEC2/latest/UserGuide/AMIs.html" office:name=""><text:span text:style-name="Definition">AMI</text:span></text:a> program. Leveraged insights from <text:a xlink:type="simple" xlink:href="https://www.cisecurity.org" office:name=""><text:span text:style-name="Definition">CIS</text:span></text:a>, security patching, and internal needs to develop a unified build pipeline integrating best practices.</text:p>
        </text:list-item>
        <text:list-item>
          <text:p text:style-name="P3">Conducted comprehensive scans of <text:a xlink:type="simple" xlink:href="https://aws.amazon.com/route53/" office:name=""><text:span text:style-name="Definition">Route 53</text:span></text:a> to obtain a mapping of the company’s thousands of active websites. Prioritized identifying and remediating misconfigurations, rotating certificates, and increasing visibility.</text:p>
        </text:list-item>
        <text:list-item>
          <text:p text:style-name="P3">Spearheaded the <text:a xlink:type="simple" xlink:href="https://jfrog.com/artifactory/" office:name=""><text:span text:style-name="Definition">Artifactory</text:span></text:a> Rebuild project. Ran the project from inception to completion, including the majority of development. Directed effort across ~80 teams and ~300 services to complete the project.</text:p>
        </text:list-item>
        <text:list-item>
          <text:p text:style-name="P3">Led dozens of smaller projects, offered guidance to engineers on best practices, and documented knowledge.</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4">Led the <text:a xlink:type="simple" xlink:href="https://sre.google/in-conversation/" office:name=""><text:span text:style-name="Definition"><text:span text:style-name="T2">Site Reliability Engineering</text:span></text:span></text:a> (SRE) team in addressing macro-oriented problems affecting engineering teams, empowering greater self-service.</text:p>
        </text:list-item>
        <text:list-item>
          <text:p text:style-name="P4">Established a process for maintaining reusable <text:a xlink:type="simple" xlink:href="https://www.terraform.io" office:name=""><text:span text:style-name="Definition">Terraform</text:span></text:a> modules which teams leveraged to compose infrastructure with minimal effort.</text:p>
        </text:list-item>
        <text:list-item>
          <text:p text:style-name="P4">Customized the <text:a xlink:type="simple" xlink:href="https://aws.amazon.com/linux/" office:name=""><text:span text:style-name="Definition">Amazon Linux</text:span></text:a> AMIs to comply with Level-2 <text:a xlink:type="simple" xlink:href="https://www.cisecurity.org" office:name=""><text:span text:style-name="Definition">CIS</text:span></text:a> Guidelines for both Amazon Linux and <text:a xlink:type="simple" xlink:href="https://www.docker.com" office:name=""><text:span text:style-name="Definition">Docker</text:span></text:a>. Liaised with cybersecurity, operations, and business units to ensure compliance.</text:p>
        </text:list-item>
        <text:list-item>
          <text:p text:style-name="P4">Invented custom security and operational tooling to understand the current posture of ~200 AWS accounts where off-the-shelf tools did not meet the needs of the organization.</text:p>
        </text:list-item>
        <text:list-item>
          <text:p text:style-name="P4">Reduced the time to deploy a new service from dozens of weeks to a single meeting by implementing a <text:span text:style-name="T2">Monitoring-as-Code</text:span> methodology, and defining broad-use <text:a xlink:type="simple" xlink:href="https://sre.google/sre-book/service-level-objectives/" office:name=""><text:span text:style-name="Definition">Service Level Objectives</text:span></text:a> (SLOs).</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5">Led the development of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similar to <text:a xlink:type="simple" xlink:href="https://kubernetes.io" office:name=""><text:span text:style-name="Definition">Kubernete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5">Led the development of the authoring component of the <text:a xlink:type="simple" xlink:href="https://www.mheducation.com/news-media/press-releases/mcgraw-hill-connect-unveils-smartbook.html" office:name=""><text:span text:style-name="Definition">SmartBook 2.0 product</text:span></text:a>, and the internal system which indexes authored content, builds ePubs, and encodes images/video for the ePub CDN using <text:a xlink:type="simple" xlink:href="https://ffmpeg.org" office:name=""><text:span text:style-name="Definition">ffmpeg</text:span></text:a>.</text:p>
        </text:list-item>
        <text:list-item>
          <text:p text:style-name="P5">Established the technical direction of these projects, promoted adoption across the organization, published comprehensive documentation, and offered ongoing integration guidance.</text:p>
        </text:list-item>
        <text:list-item>
          <text:p text:style-name="P5">Accelerated the adoption of CI/CD, rapid deployment practices, and Docker containers, shortening the feedback loop for developers and increasing the reliability of deployments.</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p text:style-name="P6">WePay is an online payment service provider which provides “payments for platforms”, where examples of platforms are GoFundMe, Care.com, and Xbox. It was acquired by JPMorgan Chase in October 2017.</text:p>
      <text:h text:style-name="Heading_20_4" text:outline-level="4"><text:bookmark-start text:name="devops-engineer-april-2015september-2016"/>DevOps Engineer (April 2015—September 2016)<text:bookmark-end text:name="devops-engineer-april-2015september-2016"/></text:h>
      <text:list text:style-name="L5">
        <text:list-item>
          <text:p text:style-name="P7">Led a cross-company initiative to upgrade the monolithic application from <text:a xlink:type="simple" xlink:href="https://www.php.net" office:name=""><text:span text:style-name="Definition">PHP</text:span></text:a> 5.4 to PHP 5.6 (the latest at the time). Facilitated cross-team collaboration among all major engineering teams and QA departments to achieve results.</text:p>
        </text:list-item>
        <text:list-item>
          <text:p text:style-name="P7">Initiated a program to automate the creation of base server images for cloud servers. This allowed new servers to boot and begin serving traffic ~75% faster.</text:p>
        </text:list-item>
        <text:list-item>
          <text:p text:style-name="P7">Invested in monitoring and alerting systems to prevent customer-facing issues.</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8">Led the company’s <text:a xlink:type="simple" xlink:href="https://www.hackerone.com" office:name=""><text:span text:style-name="Definition">HackerOne</text:span></text:a> program, coordinating across teams to address security issues.</text:p>
        </text:list-item>
        <text:list-item>
          <text:p text:style-name="P8">Built a development environment for engineering teams. Reduced new engineer onboarding time from 2 weeks to 1 day.</text:p>
        </text:list-item>
        <text:list-item>
          <text:p text:style-name="P8">Expanded WePay’s payment security offerings by designing MFA-as-a-Service (U.S. patent filing <text:a xlink:type="simple" xlink:href="https://patents.google.com/patent/US20160241536A1/en?inventor=Ryan+Parman" office:name=""><text:span text:style-name="Definition">US15042104</text:span></text:a>).</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p text:style-name="P9">Amazon Web Services provides on-demand cloud computing platforms and APIs to individuals, companies, and governments, on a metered, pay-as-you-go basis.</text:p>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10">Created the <text:a xlink:type="simple" xlink:href="https://aws.amazon.com/sdk-for-php/" office:name=""><text:span text:style-name="Definition">AWS SDK for PHP</text:span></text:a>, enabled AWS to reach the largest developer group — <text:a xlink:type="simple" xlink:href="https://www.php.net" office:name=""><text:span text:style-name="Definition">PHP</text:span></text:a>.</text:p>
        </text:list-item>
        <text:list-item>
          <text:p text:style-name="P10">Initiated the creation of <text:a xlink:type="simple" xlink:href="https://aws.amazon.com/sdk-for-php/" office:name=""><text:span text:style-name="Definition">AWS SDK for PHP</text:span></text:a> v2 to address changes in the PHP language and growth of AWS services.</text:p>
        </text:list-item>
        <text:list-item>
          <text:p text:style-name="P10">Led one of the first teams to provide reusable UI building blocks for the <text:a xlink:type="simple" xlink:href="https://console.aws.amazon.com" office:name=""><text:span text:style-name="Definition">AWS Management Console</text:span></text:a>, by collaborating directly with the AWS Design team.</text:p>
        </text:list-item>
        <text:list-item>
          <text:p text:style-name="P10">Invested in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2" text:outline-level="2"><text:bookmark-start text:name="projects"/>Projects<text:bookmark-end text:name="projects"/></text:h>
      <text:p text:style-name="First_20_paragraph">Proof that I can code, call APIs, interact with SDKs, and build user-facing software. I have live-coding anxiety, so live-coding interviews will always present me at my worst, not my best.</text:p>
      <text:list text:style-name="L8">
        <text:list-item>
          <text:p text:style-name="P11"><text:span text:style-name="T1">DevSec Tools:</text:span> Building a <text:a xlink:type="simple" xlink:href="https://github.com/northwood-labs/devsec-ui" office:name=""><text:span text:style-name="Definition">website</text:span></text:a>, <text:a xlink:type="simple" xlink:href="https://github.com/northwood-labs/devsec-tools" office:name=""><text:span text:style-name="Definition">CLI tool, and Go library</text:span></text:a> for identifying potential security configuration issues (in-progress).</text:p>
        </text:list-item>
        <text:list-item>
          <text:p text:style-name="P11"><text:span text:style-name="T1">Custom Linux Packages:</text:span> Building a <text:a xlink:type="simple" xlink:href="https://github.com/northwood-labs/package-building/wiki" office:name=""><text:span text:style-name="Definition">repository of custom Linux packages</text:span></text:a> (in-progress).</text:p>
        </text:list-item>
        <text:list-item>
          <text:p text:style-name="P11"><text:span text:style-name="T1">CSP Evaluator:</text:span> Building a <text:a xlink:type="simple" xlink:href="https://github.com/northwood-labs/csp-parser" office:name=""><text:span text:style-name="Definition">parser and evaluator for Content Security Policy (CSP) directives</text:span></text:a> in Go (in-progress).</text:p>
        </text:list-item>
        <text:list-item>
          <text:p text:style-name="P11"><text:span text:style-name="T1">Terraform Provider:</text:span> Built a <text:a xlink:type="simple" xlink:href="https://github.com/northwood-labs/terraform-provider-corefunc" office:name=""><text:span text:style-name="Definition">custom provider</text:span></text:a> which provides a set of utility functions for use in Terraform/OpenTofu.</text:p>
        </text:list-item>
        <text:list-item>
          <text:p text:style-name="P11"><text:span text:style-name="T1">Multi-Platform Docker:</text:span> Built a <text:a xlink:type="simple" xlink:href="https://github.com/northwood-labs/download-asset" office:name=""><text:span text:style-name="Definition">downloader for GitHub release assets</text:span></text:a> which simplifies building multi-platform images.</text:p>
        </text:list-item>
        <text:list-item>
          <text:p text:style-name="P11"><text:span text:style-name="T1">AWS Organization Security:</text:span> Built a <text:a xlink:type="simple" xlink:href="https://github.com/northwood-labs/assume-spoke-role" office:name=""><text:span text:style-name="Definition">library + CLI tool</text:span></text:a> which simplifies the hub-and-spoke pattern for multi-account orgs.</text:p>
        </text:list-item>
        <text:list-item>
          <text:p text:style-name="P11"><text:span text:style-name="T1">AWS Session Manager:</text:span> Built a <text:a xlink:type="simple" xlink:href="https://en.wikipedia.org/wiki/Text-based_user_interface" office:name=""><text:span text:style-name="Definition">TUI</text:span></text:a> for <text:a xlink:type="simple" xlink:href="https://github.com/northwood-labs/ssm-shell" office:name=""><text:span text:style-name="Definition">simplifying connections to SSM-enabled EC2 instances</text:span></text:a> using your Terminal.</text:p>
        </text:list-item>
      </text:list>
      <text:h text:style-name="Heading_20_2" text:outline-level="2"><text:bookmark-start text:name="recommendations"/>Recommendations<text:bookmark-end text:name="recommendations"/></text:h>
      <text:p text:style-name="First_20_paragraph">See a <text:a xlink:type="simple" xlink:href="https://github.com/skyzyx/resume/blob/master/selected-recommendations.md" office:name=""><text:span text:style-name="Definition">selective list of recommendations</text:span></text:a> from co-workers and peers.</text:p>
      <text:h text:style-name="Heading_20_2" text:outline-level="2"><text:bookmark-start text:name="groups-and-accomplishments"/>Groups and Accomplishments<text:bookmark-end text:name="groups-and-accomplishments"/></text:h>
      <text:list text:style-name="L9">
        <text:list-item>
          <text:p text:style-name="P12">U.S. patent filing, <text:a xlink:type="simple" xlink:href="https://patents.google.com/patent/US20160241536A1/en?inventor=Ryan+Parman" office:name=""><text:span text:style-name="Definition">“System and Methods for User Authentication across Multiple Domains”</text:span></text:a> (US15042104) (2016)</text:p>
        </text:list-item>
        <text:list-item>
          <text:p text:style-name="P12">U.S. patent filing, <text:a xlink:type="simple" xlink:href="https://patents.google.com/patent/US8103870B2/en?inventor=Ryan+Parman" office:name=""><text:span text:style-name="Definition">“Hive-based Peer-to-Peer Network”</text:span></text:a> (US8103870B2) (2007)</text:p>
        </text:list-item>
        <text:list-item>
          <text:p text:style-name="P12">Voting representative for AWS, <text:a xlink:type="simple" xlink:href="http://www.php-fig.org" office:name=""><text:span text:style-name="Definition">PHP Framework Interoperability Group</text:span></text:a> (2012–2013)</text:p>
        </text:list-item>
      </text:list>
      <text:h text:style-name="Heading_20_2" text:outline-level="2"><text:bookmark-start text:name="skills"/>Skills<text:bookmark-end text:name="skills"/></text:h>
      <text:p text:style-name="First_20_paragraph">This list is not exhaustive, but these are software and skills I leveraged in the roles above which are most relevant to Software Engineering and DevTools roles.</text:p>
      <text:p text:style-name="Text_20_body">API design, API versioning, CLI tools, <text:a xlink:type="simple" xlink:href="https://www.gnu.org/software/bash/" office:name=""><text:span text:style-name="Definition">Bash</text:span></text:a>, <text:a xlink:type="simple" xlink:href="https://circleci.com/enterprise/" office:name=""><text:span text:style-name="Definition">CircleCI</text:span></text:a>, <text:a xlink:type="simple" xlink:href="https://www.docker.com" office:name=""><text:span text:style-name="Definition">Docker</text:span></text:a>, <text:a xlink:type="simple" xlink:href="https://github.com/features/actions" office:name=""><text:span text:style-name="Definition">GitHub Actions</text:span></text:a>, <text:a xlink:type="simple" xlink:href="https://git-scm.com" office:name=""><text:span text:style-name="Definition">Git</text:span></text:a>, <text:a xlink:type="simple" xlink:href="https://go.dev" office:name=""><text:span text:style-name="Definition">Go</text:span></text:a>, <text:a xlink:type="simple" xlink:href="https://graphql.org" office:name=""><text:span text:style-name="Definition">GraphQL</text:span></text:a>, <text:a xlink:type="simple" xlink:href="https://jwt.io" office:name=""><text:span text:style-name="Definition">JWT</text:span></text:a>, <text:a xlink:type="simple" xlink:href="https://en.wikipedia.org/wiki/Network_File_System" office:name=""><text:span text:style-name="Definition">NFS</text:span></text:a>, <text:a xlink:type="simple" xlink:href="https://www.php.net" office:name=""><text:span text:style-name="Definition">PHP</text:span></text:a>, <text:a xlink:type="simple" xlink:href="https://www.python.org" office:name=""><text:span text:style-name="Definition">Python</text:span></text:a>, <text:a xlink:type="simple" xlink:href="https://martinfowler.com/articles/richardsonMaturityModel.html" office:name=""><text:span text:style-name="Definition">REST</text:span></text:a>, <text:a xlink:type="simple" xlink:href="https://redis.io" office:name=""><text:span text:style-name="Definition">Redis</text:span></text:a>, <text:a xlink:type="simple" xlink:href="https://subversion.apache.org" office:name=""><text:span text:style-name="Definition">Subversion</text:span></text:a>, <text:a xlink:type="simple" xlink:href="https://www.vagrantup.com" office:name=""><text:span text:style-name="Definition">Vagrant</text:span></text:a>, <text:a xlink:type="simple" xlink:href="https://wordpress.org" office:name=""><text:span text:style-name="Definition">WordPress</text:span></text:a>, <text:a xlink:type="simple" xlink:href="https://developer.mozilla.org/en-US/docs/Web/XSLT" office:name=""><text:span text:style-name="Definition">XSLT</text:span></text:a>, <text:a xlink:type="simple" xlink:href="https://ffmpeg.org" office:name=""><text:span text:style-name="Definition">ffmpeg</text:span></text:a>, <text:a xlink:type="simple" xlink:href="https://12factor.net" office:name=""><text:span text:style-name="Definition">twelve-factor applications</text:span></text:a>, automation, building platforms, code generation, defensive cybersecurity, multi-platform development, performance, scalability, software library design, software testing, technical documentation.</text:p>
      <text:h text:style-name="Heading_20_2" text:outline-level="2"><text:bookmark-start text:name="education"/>Education<text:bookmark-end text:name="education"/></text:h>
      <text:p text:style-name="First_20_paragraph"><text:span text:style-name="T2">Silicon Valley College</text:span> (now <text:a xlink:type="simple" xlink:href="http://carrington.edu/schools/san-jose-california/" office:name=""><text:span text:style-name="Definition">Carrington College</text:span></text:a>), San Jose, CA. Bachelor of Arts, <text:span text:style-name="T2">Design and Visualizatio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9T01:31:04Z</meta:creation-date>
    <dc:date>2025-01-29T01:31:04Z</dc:date>
  </office:meta>
</office:document-meta>
</file>